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Pictures/100002010000003200000028F6142BEE69FAF779.png" manifest:media-type="image/png"/>
  <manifest:file-entry manifest:full-path="Pictures/10000201000000310000002AA5D87D564531418C.png" manifest:media-type="image/png"/>
  <manifest:file-entry manifest:full-path="Pictures/1000000000000020000000204B249CA79A42C6D7.png" manifest:media-type="image/png"/>
  <manifest:file-entry manifest:full-path="Pictures/100002010000003B000000208D179D8682E09DFC.png" manifest:media-type="image/png"/>
  <manifest:file-entry manifest:full-path="Pictures/100002010000003A000000229BEBFE0EA091885B.png" manifest:media-type="image/png"/>
  <manifest:file-entry manifest:full-path="Pictures/10000201000000300000002A7DB951795C7F9B5C.png" manifest:media-type="image/png"/>
  <manifest:file-entry manifest:full-path="Pictures/10000201000000590000004EB4B19216681584BF.png" manifest:media-type="image/png"/>
  <manifest:file-entry manifest:full-path="Pictures/100002010000002F000000281A9418D998B06C99.png" manifest:media-type="image/png"/>
  <manifest:file-entry manifest:full-path="Pictures/10000201000000680000003C0DF0107314E66E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7d8" draw:opacity="100%" draw:textarea-horizontal-align="left" draw:textarea-vertical-align="top" draw:auto-grow-height="false" fo:min-height="6.105cm" fo:min-width="4.707cm" draw:shadow-opacity="100%"/>
    </style:style>
    <style:style style:name="gr2" style:family="graphic" style:parent-style-name="standard">
      <style:graphic-properties draw:fill="solid" draw:fill-color="#729fcf" draw:opacity="100%" draw:textarea-horizontal-align="left" draw:textarea-vertical-align="top" draw:auto-grow-height="false" fo:min-height="4.957cm" fo:min-width="5.342cm" draw:shadow-opacity="100%"/>
    </style:style>
    <style:style style:name="gr3" style:family="graphic" style:parent-style-name="standard">
      <style:graphic-properties draw:stroke="none" draw:stroke-dash="Ultrafine_20_2_20_Dots_20_3_20_Dashes" svg:stroke-color="#000000" draw:fill="solid" draw:fill-color="#729fcf" draw:opacity="100%" draw:textarea-horizontal-align="left" draw:textarea-vertical-align="top" draw:auto-grow-height="false" fo:min-height="4.901cm" fo:min-width="4.367cm" draw:shadow-opacity="100%"/>
    </style:style>
    <style:style style:name="gr4" style:family="graphic" style:parent-style-name="standard">
      <style:graphic-properties draw:fill="none" draw:fill-color="#7da7d8" draw:opacity="100%" draw:textarea-horizontal-align="left" draw:textarea-vertical-align="top" draw:auto-grow-height="false" fo:min-height="6.105cm" fo:min-width="4.707cm" draw:shadow-opacity="100%"/>
    </style:style>
    <style:style style:name="gr5" style:family="graphic" style:parent-style-name="standard">
      <style:graphic-properties draw:fill="none" draw:fill-color="#729fcf" draw:opacity="100%" draw:textarea-horizontal-align="left" draw:textarea-vertical-align="top" draw:auto-grow-height="false" fo:min-height="4.957cm" fo:min-width="5.342cm" draw:shadow-opacity="100%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5cm" svg:stroke-color="#00508f" draw:marker-start-width="0.19cm" draw:marker-end-width="0.19cm" draw:fill="none" draw:textarea-vertical-align="middle" draw:auto-grow-height="false" fo:min-height="6.126cm" fo:min-width="0cm" fo:padding-top="0.112cm" fo:padding-bottom="0.112cm" fo:padding-left="0.237cm" fo:padding-right="0.237cm"/>
    </style:style>
    <style:style style:name="gr11" style:family="graphic" style:parent-style-name="standard">
      <style:graphic-properties svg:stroke-width="0.025cm" svg:stroke-color="#00508f" draw:marker-start-width="0.19cm" draw:marker-end-width="0.19cm" draw:fill="none" draw:textarea-vertical-align="middle" draw:auto-grow-height="false" fo:min-height="4.476cm" fo:min-width="0cm" fo:padding-top="0.112cm" fo:padding-bottom="0.112cm" fo:padding-left="0.237cm" fo:padding-right="0.237cm"/>
    </style:style>
    <style:style style:name="gr12" style:family="graphic" style:parent-style-name="standard">
      <style:graphic-properties svg:stroke-width="0.025cm" svg:stroke-color="#00508f" draw:marker-start-width="0.19cm" draw:marker-end-width="0.19cm" draw:fill="none" draw:textarea-vertical-align="middle" draw:auto-grow-height="false" fo:min-height="5.016cm" fo:min-width="0cm" fo:padding-top="0.112cm" fo:padding-bottom="0.112cm" fo:padding-left="0.237cm" fo:padding-right="0.237cm"/>
    </style:style>
    <style:style style:name="gr13" style:family="graphic" style:parent-style-name="standard">
      <style:graphic-properties svg:stroke-width="0.025cm" svg:stroke-color="#00508f" draw:marker-start-width="0.19cm" draw:marker-end-width="0.19cm" draw:fill="none" draw:textarea-vertical-align="middle" draw:auto-grow-height="false" fo:min-height="4.434cm" fo:min-width="0cm" fo:padding-top="0.112cm" fo:padding-bottom="0.112cm" fo:padding-left="0.237cm" fo:padding-right="0.237cm"/>
    </style:style>
    <style:style style:name="gr14" style:family="graphic" style:parent-style-name="standard">
      <style:graphic-properties draw:stroke="none" draw:stroke-dash="Ultrafine_20_2_20_Dots_20_3_20_Dashes" svg:stroke-color="#000000" draw:fill="solid" draw:fill-color="#729fcf" draw:opacity="100%" draw:textarea-horizontal-align="left" draw:textarea-vertical-align="top" draw:auto-grow-height="false" fo:min-height="4.901cm" fo:min-width="4.34cm" draw:shadow-opacity="100%"/>
    </style:style>
    <style:style style:name="gr15" style:family="graphic" style:parent-style-name="standard">
      <style:graphic-properties draw:textarea-horizontal-align="left" draw:textarea-vertical-align="top" draw:auto-grow-height="false" fo:min-height="6.105cm" fo:min-width="4.707cm"/>
    </style:style>
    <style:style style:name="gr16" style:family="graphic" style:parent-style-name="standard">
      <style:graphic-properties draw:fill="solid" draw:fill-color="#fedcc6" draw:textarea-horizontal-align="left" draw:textarea-vertical-align="top" draw:auto-grow-height="false" fo:min-height="3.535cm" fo:min-width="6.409cm"/>
    </style:style>
    <style:style style:name="gr17" style:family="graphic" style:parent-style-name="standard">
      <style:graphic-properties svg:stroke-width="0.025cm" draw:marker-start-width="0.19cm" draw:marker-end-width="0.19cm" draw:fill="none" draw:textarea-vertical-align="middle" draw:auto-grow-height="false" fo:min-height="6.126cm" fo:min-width="0cm" fo:padding-top="0.112cm" fo:padding-bottom="0.112cm" fo:padding-left="0.237cm" fo:padding-right="0.237cm"/>
    </style:style>
    <style:style style:name="gr18" style:family="graphic" style:parent-style-name="standard">
      <style:graphic-properties svg:stroke-width="0.025cm" draw:marker-start-width="0.19cm" draw:marker-end-width="0.19cm" draw:fill="none" draw:textarea-vertical-align="middle" draw:auto-grow-height="false" fo:min-height="3.27cm" fo:min-width="0cm" fo:padding-top="0.112cm" fo:padding-bottom="0.112cm" fo:padding-left="0.237cm" fo:padding-right="0.237cm"/>
    </style:style>
    <style:style style:name="gr19" style:family="graphic" style:parent-style-name="standard">
      <style:graphic-properties svg:stroke-width="0.025cm" draw:marker-start-width="0.19cm" draw:marker-end-width="0.19cm" draw:fill="none" draw:textarea-vertical-align="middle" draw:auto-grow-height="false" fo:min-height="5.947cm" fo:min-width="0cm" fo:padding-top="0.112cm" fo:padding-bottom="0.112cm" fo:padding-left="0.237cm" fo:padding-right="0.237cm"/>
    </style:style>
    <style:style style:name="gr20" style:family="graphic" style:parent-style-name="standard">
      <style:graphic-properties svg:stroke-width="0.025cm" draw:marker-start-width="0.19cm" draw:marker-end-width="0.19cm" draw:fill="none" draw:textarea-vertical-align="middle" draw:auto-grow-height="false" fo:min-height="4.434cm" fo:min-width="0cm" fo:padding-top="0.112cm" fo:padding-bottom="0.112cm" fo:padding-left="0.237cm" fo:padding-right="0.237cm"/>
    </style:style>
    <style:style style:name="gr21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22" style:family="graphic" style:parent-style-name="standard">
      <style:graphic-properties draw:textarea-horizontal-align="justify" draw:textarea-vertical-align="middle" draw:auto-grow-height="false" fo:min-height="1.406cm" fo:min-width="3.31cm"/>
    </style:style>
    <style:style style:name="gr23" style:family="graphic" style:parent-style-name="objectwithoutfill">
      <style:graphic-properties svg:stroke-color="#000000" draw:marker-end="Arrow" draw:marker-end-width="0.457cm" draw:fill="none" draw:textarea-vertical-align="middle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svg:stroke-color="#000000" draw:fill="none" draw:fill-color="#ffffff" fo:min-height="0.892cm"/>
    </style:style>
    <style:style style:name="gr27" style:family="graphic" style:parent-style-name="standard">
      <style:graphic-properties draw:stroke="none" svg:stroke-color="#000000" draw:fill="none" draw:fill-color="#ffffff" fo:min-height="0.765cm"/>
    </style:style>
    <style:style style:name="gr28" style:family="graphic" style:parent-style-name="standard">
      <style:graphic-properties draw:stroke="none" svg:stroke-color="#000000" draw:fill="none" draw:fill-color="#ffffff" fo:min-height="0.927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draw:stroke="none" svg:stroke-color="#000000" draw:fill="none" draw:fill-color="#ffffff" fo:min-height="0.772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7d8" draw:opacity="100%"/>
      <style:paragraph-properties fo:text-align="center"/>
      <style:text-properties fo:font-size="18pt"/>
    </style:style>
    <style:style style:name="P3" style:family="paragraph">
      <loext:graphic-properties draw:fill="solid" draw:fill-color="#729fcf" draw:opacity="100%"/>
      <style:paragraph-properties fo:text-align="center"/>
      <style:text-properties fo:font-size="18pt"/>
    </style:style>
    <style:style style:name="P4" style:family="paragraph">
      <loext:graphic-properties draw:fill="none" draw:fill-color="#7da7d8" draw:opacity="100%"/>
      <style:paragraph-properties fo:text-align="center"/>
      <style:text-properties fo:font-size="18pt"/>
    </style:style>
    <style:style style:name="P5" style:family="paragraph">
      <loext:graphic-properties draw:fill="none" draw:fill-color="#729fcf" draw:opacity="100%"/>
      <style:paragraph-properties fo:text-align="center"/>
      <style:text-properties fo:font-size="18pt"/>
    </style:style>
    <style:style style:name="P6" style:family="paragraph">
      <style:text-properties fo:font-size="40pt" style:font-size-asian="40pt" style:font-size-complex="18pt"/>
    </style:style>
    <style:style style:name="P7" style:family="paragraph">
      <loext:graphic-properties draw:fill="none" draw:fill-color="#ffffff"/>
      <style:text-properties fo:font-size="40pt" style:font-size-asian="40pt" style:font-size-complex="18pt"/>
    </style:style>
    <style:style style:name="P8" style:family="paragraph">
      <style:text-properties fo:font-size="32pt" style:font-size-asian="32pt" style:font-size-complex="18pt"/>
    </style:style>
    <style:style style:name="P9" style:family="paragraph">
      <loext:graphic-properties draw:fill="none" draw:fill-color="#ffffff"/>
      <style:text-properties fo:font-size="32pt" style:font-size-asian="32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fedcc6"/>
      <style:paragraph-properties fo:text-align="center"/>
      <style:text-properties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AR PL SungtiL GB" style:font-size-asian="4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6.355cm" svg:x="18.817cm" svg:y="11.043cm">
          <text:p text:style-name="P1"><text:span text:style-name="T1">GT bbo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3" draw:layer="layout" svg:width="5.842cm" svg:height="5.207cm" svg:x="17.864cm" svg:y="11.934cm">
          <text:p text:style-name="P1"><text:span text:style-name="T1">P</text:span><text:span text:style-name="T1">r</text:span><text:span text:style-name="T1">e</text:span><text:span text:style-name="T1">di</text:span><text:span text:style-name="T1">ct</text:span><text:span text:style-name="T1">e</text:span><text:span text:style-name="T1">d </text:span><text:span text:style-name="T1">b</text:span><text:span text:style-name="T1">b</text:span><text:span text:style-name="T1">o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67cm" svg:height="5.151cm" svg:x="18.832cm" svg:y="4.4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6.355cm" svg:x="18.817cm" svg:y="3.543cm">
          <text:p text:style-name="P1"><text:span text:style-name="T1">GT bbo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5" draw:layer="layout" svg:width="5.842cm" svg:height="5.207cm" svg:x="17.864cm" svg:y="4.434cm">
          <text:p text:style-name="P1"><text:span text:style-name="T1">Predicte</text:span><text:span text:style-name="T1">d bbox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3.892cm" svg:height="3.401cm" svg:x="2.625cm" svg:y="9.451cm">
          <draw:text-box>
            <text:p text:style-name="P6"><text:span text:style-name="T2">I</text:span><text:span text:style-name="T2">o</text:span><text:span text:style-name="T2">U</text:span><text:span text:style-name="T2"> </text:span><text:span text:style-name="T2">=</text:span><text:span text:style-name="T2"> </text:span><text:span text:style-name="T2">―</text:span><text:span text:style-name="T2">―</text:span><text:span text:style-name="T2">―</text:span><text:span text:style-name="T2">―</text:span><text:span text:style-name="T2">―</text:span><text:span text:style-name="T2">―</text:span><text:span text:style-name="T2"> </text:span><text:span text:style-name="T2">=</text:span><text:span text:style-name="T2"> </text:span><text:span text:style-name="T2">―</text:span><text:span text:style-name="T2">―</text:span><text:span text:style-name="T2">―</text:span><text:span text:style-name="T2">―</text:span><text:span text:style-name="T2">―</text:span><text:span text:style-name="T2">―</text:span></text:p>
          </draw:text-box>
        </draw:frame>
        <draw:frame draw:style-name="gr7" draw:text-style-name="P9" draw:layer="layout" svg:width="8.128cm" svg:height="1.508cm" svg:x="6.812cm" svg:y="8.903cm">
          <draw:text-box>
            <text:p text:style-name="P8"><text:span text:style-name="T3">a</text:span><text:span text:style-name="T3">r</text:span><text:span text:style-name="T3">e</text:span><text:span text:style-name="T3">a </text:span><text:span text:style-name="T3">o</text:span><text:span text:style-name="T3">f </text:span><text:span text:style-name="T3">o</text:span><text:span text:style-name="T3">v</text:span><text:span text:style-name="T3">e</text:span><text:span text:style-name="T3">rl</text:span><text:span text:style-name="T3">a</text:span><text:span text:style-name="T3">p</text:span></text:p>
          </draw:text-box>
        </draw:frame>
        <draw:frame draw:style-name="gr8" draw:text-style-name="P9" draw:layer="layout" svg:width="7.138cm" svg:height="1.508cm" svg:x="7.306cm" svg:y="10.414cm">
          <draw:text-box>
            <text:p text:style-name="P8"><text:span text:style-name="T3">area of union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5.207cm" svg:height="6.355cm" svg:x="6.017cm" svg:y="5.443cm">
          <text:p text:style-name="P1"><text:span text:style-name="T1">GT bbo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3" draw:layer="layout" svg:width="5.842cm" svg:height="5.207cm" svg:x="5.064cm" svg:y="6.334cm">
          <text:p text:style-name="P1"><text:span text:style-name="T1">Predicted bbox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13cm" svg:height="0.677cm" svg:x="7.942cm" svg:y="4.283cm">
          <draw:image xlink:href="Pictures/100002010000003B000000208D179D8682E09DFC.png" xlink:type="simple" xlink:show="embed" xlink:actuate="onLoad">
            <text:p/>
          </draw:image>
        </draw:frame>
        <draw:frame draw:style-name="gr9" draw:text-style-name="P10" draw:layer="layout" svg:width="1.292cm" svg:height="0.72cm" svg:x="8.366cm" svg:y="17.552cm">
          <draw:image xlink:href="Pictures/100002010000003A000000229BEBFE0EA091885B.png" xlink:type="simple" xlink:show="embed" xlink:actuate="onLoad">
            <text:p/>
          </draw:image>
        </draw:frame>
        <draw:frame draw:style-name="gr9" draw:text-style-name="P10" draw:layer="layout" svg:width="1.089cm" svg:height="0.889cm" svg:x="11.595cm" svg:y="5.699cm">
          <draw:image xlink:href="Pictures/10000201000000310000002AA5D87D564531418C.png" xlink:type="simple" xlink:show="embed" xlink:actuate="onLoad">
            <text:p/>
          </draw:image>
        </draw:frame>
        <draw:frame draw:style-name="gr9" draw:text-style-name="P10" draw:layer="layout" svg:width="1.047cm" svg:height="0.847cm" svg:x="6.969cm" svg:y="17.637cm">
          <draw:image xlink:href="Pictures/100002010000002F000000281A9418D998B06C99.png" xlink:type="simple" xlink:show="embed" xlink:actuate="onLoad">
            <text:p/>
          </draw:image>
        </draw:frame>
        <draw:custom-shape draw:style-name="gr10" draw:text-style-name="P10" draw:layer="layout" svg:width="0.266cm" svg:height="6.35cm" svg:x="11.299cm" svg:y="5.44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10" draw:layer="layout" svg:width="0.17cm" svg:height="5.126cm" svg:x="4.64cm" svg:y="6.461cm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0" draw:layer="layout" svg:width="0.362cm" svg:height="5.716cm" draw:transform="rotate (1.56765473414131) translate (5.09cm 12.021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10" draw:layer="layout" svg:width="0.226cm" svg:height="5.08cm" draw:transform="rotate (-1.5694000633933) translate (11.16cm 5.085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10" draw:layer="layout" svg:width="1.139cm" svg:height="0.657cm" svg:x="7.354cm" svg:y="12.154cm">
          <draw:image xlink:href="Pictures/10000201000000680000003C0DF0107314E66E18.png" xlink:type="simple" xlink:show="embed" xlink:actuate="onLoad">
            <text:p/>
          </draw:image>
        </draw:frame>
        <draw:frame draw:style-name="gr9" draw:text-style-name="P10" draw:layer="layout" svg:width="1.016cm" svg:height="0.891cm" svg:x="3.54cm" svg:y="8.493cm">
          <draw:image xlink:href="Pictures/10000201000000590000004EB4B19216681584BF.png" xlink:type="simple" xlink:show="embed" xlink:actuate="onLoad">
            <text:p/>
          </draw:image>
        </draw:frame>
        <draw:custom-shape draw:style-name="gr4" draw:text-style-name="P4" draw:layer="layout" svg:width="5.207cm" svg:height="6.355cm" svg:x="18.417cm" svg:y="5.443cm">
          <text:p text:style-name="P1"><text:span text:style-name="T1">GT bbo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4" draw:text-style-name="P3" draw:layer="layout" svg:width="4.84cm" svg:height="5.151cm" svg:x="18.459cm" svg:y="6.3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42cm" svg:height="5.207cm" svg:x="17.464cm" svg:y="6.334cm">
          <text:p text:style-name="P1"><text:span text:style-name="T1">Predicted bbox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13cm" svg:height="0.677cm" svg:x="20.342cm" svg:y="4.283cm">
          <draw:image xlink:href="Pictures/100002010000003B000000208D179D8682E09DFC.png" xlink:type="simple" xlink:show="embed" xlink:actuate="onLoad">
            <text:p/>
          </draw:image>
        </draw:frame>
        <draw:frame draw:style-name="gr9" draw:text-style-name="P10" draw:layer="layout" svg:width="1.089cm" svg:height="0.889cm" svg:x="23.995cm" svg:y="5.699cm">
          <draw:image xlink:href="Pictures/10000201000000310000002AA5D87D564531418C.png" xlink:type="simple" xlink:show="embed" xlink:actuate="onLoad">
            <text:p/>
          </draw:image>
        </draw:frame>
        <draw:custom-shape draw:style-name="gr10" draw:text-style-name="P10" draw:layer="layout" svg:width="0.266cm" svg:height="6.35cm" svg:x="23.699cm" svg:y="5.44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10" draw:layer="layout" svg:width="0.17cm" svg:height="5.126cm" svg:x="17.04cm" svg:y="6.461cm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0" draw:layer="layout" svg:width="0.362cm" svg:height="5.716cm" draw:transform="rotate (1.56765473414131) translate (17.49cm 12.021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10" draw:layer="layout" svg:width="0.226cm" svg:height="5.08cm" draw:transform="rotate (-1.5694000633933) translate (23.56cm 5.085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10" draw:layer="layout" svg:width="1.139cm" svg:height="0.657cm" svg:x="19.754cm" svg:y="12.154cm">
          <draw:image xlink:href="Pictures/10000201000000680000003C0DF0107314E66E18.png" xlink:type="simple" xlink:show="embed" xlink:actuate="onLoad">
            <text:p/>
          </draw:image>
        </draw:frame>
        <draw:frame draw:style-name="gr9" draw:text-style-name="P10" draw:layer="layout" svg:width="1.016cm" svg:height="0.891cm" svg:x="15.94cm" svg:y="8.493cm">
          <draw:image xlink:href="Pictures/10000201000000590000004EB4B19216681584BF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5" draw:text-style-name="P11" draw:layer="layout" svg:width="5.207cm" svg:height="6.355cm" svg:x="6.017cm" svg:y="5.443cm">
          <text:p text:style-name="P1"><text:span text:style-name="T1">GT bbo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12" draw:layer="layout" svg:width="6.909cm" svg:height="3.785cm" svg:x="5.166cm" svg:y="6.728cm">
          <text:p text:style-name="P1"><text:span text:style-name="T1">Anchor bbox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13cm" svg:height="0.677cm" svg:x="7.942cm" svg:y="4.283cm">
          <draw:image xlink:href="Pictures/100002010000003B000000208D179D8682E09DFC.png" xlink:type="simple" xlink:show="embed" xlink:actuate="onLoad">
            <text:p/>
          </draw:image>
        </draw:frame>
        <draw:frame draw:style-name="gr9" draw:text-style-name="P10" draw:layer="layout" svg:width="1.292cm" svg:height="0.72cm" svg:x="7.985cm" svg:y="10.967cm">
          <draw:image xlink:href="Pictures/100002010000003A000000229BEBFE0EA091885B.png" xlink:type="simple" xlink:show="embed" xlink:actuate="onLoad">
            <text:p/>
          </draw:image>
        </draw:frame>
        <draw:frame draw:style-name="gr9" draw:text-style-name="P10" draw:layer="layout" svg:width="1.089cm" svg:height="0.889cm" svg:x="11.595cm" svg:y="5.699cm">
          <draw:image xlink:href="Pictures/10000201000000310000002AA5D87D564531418C.png" xlink:type="simple" xlink:show="embed" xlink:actuate="onLoad">
            <text:p/>
          </draw:image>
        </draw:frame>
        <draw:frame draw:style-name="gr9" draw:text-style-name="P10" draw:layer="layout" svg:width="1.047cm" svg:height="0.847cm" svg:x="3.744cm" svg:y="8.239cm">
          <draw:image xlink:href="Pictures/100002010000002F000000281A9418D998B06C99.png" xlink:type="simple" xlink:show="embed" xlink:actuate="onLoad">
            <text:p/>
          </draw:image>
        </draw:frame>
        <draw:frame draw:style-name="gr9" draw:text-style-name="P10" draw:layer="layout" svg:width="1.067cm" svg:height="0.889cm" svg:x="20.387cm" svg:y="10.017cm">
          <draw:image xlink:href="Pictures/10000201000000300000002A7DB951795C7F9B5C.png" xlink:type="simple" xlink:show="embed" xlink:actuate="onLoad">
            <text:p/>
          </draw:image>
        </draw:frame>
        <draw:frame draw:style-name="gr9" draw:text-style-name="P10" draw:layer="layout" svg:width="1.113cm" svg:height="0.847cm" svg:x="21.731cm" svg:y="10.017cm">
          <draw:image xlink:href="Pictures/100002010000003200000028F6142BEE69FAF779.png" xlink:type="simple" xlink:show="embed" xlink:actuate="onLoad">
            <text:p/>
          </draw:image>
        </draw:frame>
        <draw:custom-shape draw:style-name="gr17" draw:text-style-name="P10" draw:layer="layout" svg:width="0.266cm" svg:height="6.35cm" svg:x="11.299cm" svg:y="5.44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10" draw:layer="layout" svg:width="0.17cm" svg:height="3.81cm" svg:x="4.829cm" svg:y="6.715cm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10" draw:layer="layout" svg:width="0.226cm" svg:height="6.731cm" draw:transform="rotate (1.56765473414131) translate (5.191cm 10.878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" draw:text-style-name="P10" draw:layer="layout" svg:width="0.226cm" svg:height="5.08cm" draw:transform="rotate (-1.5694000633933) translate (11.16cm 5.085cm)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  <draw:page draw:name="page4" draw:style-name="dp1" draw:master-page-name="Default"/>
      <draw:page draw:name="page5" draw:style-name="dp1" draw:master-page-name="Default">
        <draw:custom-shape draw:style-name="gr21" draw:text-style-name="P1" xml:id="id1" draw:id="id1" draw:layer="layout" svg:width="3.81cm" svg:height="1.143cm" svg:x="20.297cm" svg:y="3.159cm">
          <text:p text:style-name="P1">Base Layer</text:p>
          <draw:enhanced-geometry svg:viewBox="0 0 21600 21600" draw:type="rectangle" draw:enhanced-path="M 0 0 L 21600 0 21600 21600 0 21600 0 0 Z N"/>
        </draw:custom-shape>
        <draw:custom-shape draw:style-name="gr21" draw:text-style-name="P1" xml:id="id3" draw:id="id3" draw:layer="layout" svg:width="3.81cm" svg:height="1.143cm" svg:x="18.011cm" svg:y="5.813cm">
          <text:p text:style-name="P1">Part 1</text:p>
          <draw:enhanced-geometry svg:viewBox="0 0 21600 21600" draw:type="rectangle" draw:enhanced-path="M 0 0 L 21600 0 21600 21600 0 21600 0 0 Z N"/>
        </draw:custom-shape>
        <draw:custom-shape draw:style-name="gr21" draw:text-style-name="P1" xml:id="id2" draw:id="id2" draw:layer="layout" svg:width="3.81cm" svg:height="1.143cm" svg:x="22.583cm" svg:y="5.826cm">
          <text:p text:style-name="P1">Part 2</text:p>
          <draw:enhanced-geometry svg:viewBox="0 0 21600 21600" draw:type="rectangle" draw:enhanced-path="M 0 0 L 21600 0 21600 21600 0 21600 0 0 Z N"/>
        </draw:custom-shape>
        <draw:custom-shape draw:style-name="gr22" draw:text-style-name="P1" xml:id="id5" draw:id="id5" draw:layer="layout" svg:width="3.81cm" svg:height="1.656cm" svg:x="22.583cm" svg:y="8.107cm">
          <text:p text:style-name="P1">ResBlock, </text:p>
          <text:p text:style-name="P1">etc.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1" xml:id="id4" draw:id="id4" draw:layer="layout" svg:width="3.81cm" svg:height="1.143cm" svg:x="20.424cm" svg:y="11.033cm">
          <text:p text:style-name="P1">Transition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draw:type="line" svg:x1="22.202cm" svg:y1="4.302cm" svg:x2="24.488cm" svg:y2="5.826cm" draw:start-shape="id1" draw:start-glue-point="2" draw:end-shape="id2" draw:end-glue-point="0" svg:d="M22202 4302l2286 1524" svg:viewBox="0 0 2287 1525">
          <text:p/>
        </draw:connector>
        <draw:connector draw:style-name="gr23" draw:text-style-name="P10" draw:layer="layout" draw:type="line" svg:x1="22.202cm" svg:y1="4.302cm" svg:x2="19.916cm" svg:y2="5.813cm" draw:start-shape="id1" draw:start-glue-point="2" draw:end-shape="id3" draw:end-glue-point="0" svg:d="M22202 4302l-2286 1511" svg:viewBox="0 0 2287 1512">
          <text:p/>
        </draw:connector>
        <draw:connector draw:style-name="gr23" draw:text-style-name="P10" draw:layer="layout" draw:type="line" svg:x1="19.916cm" svg:y1="6.956cm" svg:x2="22.329cm" svg:y2="11.033cm" draw:start-shape="id3" draw:start-glue-point="2" draw:end-shape="id4" draw:end-glue-point="0" svg:d="M19916 6956l2413 4077" svg:viewBox="0 0 2414 4078">
          <text:p/>
        </draw:connector>
        <draw:connector draw:style-name="gr23" draw:text-style-name="P10" draw:layer="layout" draw:type="line" svg:x1="24.488cm" svg:y1="9.763cm" svg:x2="22.329cm" svg:y2="11.033cm" draw:start-shape="id5" draw:start-glue-point="2" draw:end-shape="id4" draw:end-glue-point="0" svg:d="M24488 9763l-2159 1270" svg:viewBox="0 0 2160 1271">
          <text:p/>
        </draw:connector>
        <draw:connector draw:style-name="gr23" draw:text-style-name="P10" draw:layer="layout" draw:type="line" svg:x1="24.488cm" svg:y1="6.969cm" svg:x2="24.488cm" svg:y2="8.107cm" draw:start-shape="id2" draw:start-glue-point="2" draw:end-shape="id5" draw:end-glue-point="0" svg:d="M24488 6969v1138" svg:viewBox="0 0 1 1139">
          <text:p/>
        </draw:connector>
        <draw:frame draw:style-name="gr24" draw:text-style-name="P1" draw:layer="layout" svg:width="1.999cm" svg:height="0.999cm" svg:x="17.981cm" svg:y="10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5" draw:text-style-name="P13" draw:layer="layout" svg:width="1.524cm" svg:height="1.143cm" svg:x="21.467cm" svg:y="2.089cm">
          <draw:text-box>
            <text:p>x_0</text:p>
          </draw:text-box>
        </draw:frame>
        <draw:frame draw:style-name="gr26" draw:text-style-name="P13" draw:layer="layout" svg:width="1.722cm" svg:height="1.142cm" svg:x="16.235cm" svg:y="5.826cm">
          <draw:text-box>
            <text:p>x_0’</text:p>
          </draw:text-box>
        </draw:frame>
        <draw:frame draw:style-name="gr27" draw:text-style-name="P13" draw:layer="layout" svg:width="1.861cm" svg:height="1.015cm" svg:x="26.52cm" svg:y="5.853cm">
          <draw:text-box>
            <text:p>x_0’’</text:p>
          </draw:text-box>
        </draw:frame>
        <draw:frame draw:style-name="gr28" draw:text-style-name="P13" draw:layer="layout" svg:width="4.344cm" svg:height="1.177cm" svg:x="24.135cm" svg:y="11.026cm">
          <draw:text-box>
            <text:p>(Convolution)</text:p>
          </draw:text-box>
        </draw:frame>
        <draw:frame draw:style-name="gr29" draw:text-style-name="P13" draw:layer="layout" svg:width="2.499cm" svg:height="0.962cm" svg:x="19.536cm" svg:y="10.026cm">
          <draw:text-box>
            <text:p>concat</text:p>
          </draw:text-box>
        </draw:frame>
        <draw:frame draw:style-name="gr29" draw:text-style-name="P13" draw:layer="layout" svg:width="1.905cm" svg:height="0.962cm" svg:x="21.313cm" svg:y="4.556cm">
          <draw:text-box>
            <text:p>split</text:p>
          </draw:text-box>
        </draw:frame>
        <draw:frame draw:style-name="gr27" draw:text-style-name="P13" draw:layer="layout" svg:width="1.861cm" svg:height="1.015cm" svg:x="26.421cm" svg:y="8.854cm">
          <draw:text-box>
            <text:p>x_T</text:p>
          </draw:text-box>
        </draw:frame>
        <draw:frame draw:style-name="gr27" draw:text-style-name="P13" draw:layer="layout" svg:width="1.861cm" svg:height="1.015cm" svg:x="21.522cm" svg:y="12.155cm">
          <draw:text-box>
            <text:p>x_U</text:p>
          </draw:text-box>
        </draw:frame>
        <draw:custom-shape draw:style-name="gr21" draw:text-style-name="P1" xml:id="id6" draw:id="id6" draw:layer="layout" svg:width="3.81cm" svg:height="1.143cm" svg:x="11.287cm" svg:y="3.16cm">
          <text:p text:style-name="P1">Base Layer</text:p>
          <draw:enhanced-geometry svg:viewBox="0 0 21600 21600" draw:type="rectangle" draw:enhanced-path="M 0 0 L 21600 0 21600 21600 0 21600 0 0 Z N"/>
        </draw:custom-shape>
        <draw:custom-shape draw:style-name="gr22" draw:text-style-name="P1" xml:id="id7" draw:id="id7" draw:layer="layout" svg:width="3.81cm" svg:height="1.656cm" svg:x="11.283cm" svg:y="10.608cm">
          <text:p text:style-name="P1">ResBlock, </text:p>
          <text:p text:style-name="P1">etc.</text:p>
          <draw:enhanced-geometry svg:viewBox="0 0 21600 21600" draw:mirror-vertical="false" draw:type="rectangle" draw:enhanced-path="M 0 0 L 21600 0 21600 21600 0 21600 0 0 Z N"/>
        </draw:custom-shape>
        <draw:connector draw:style-name="gr23" draw:text-style-name="P10" draw:layer="layout" draw:type="line" svg:x1="13.192cm" svg:y1="4.303cm" svg:x2="13.188cm" svg:y2="10.608cm" draw:start-shape="id6" draw:start-glue-point="2" draw:end-shape="id7" draw:end-glue-point="0" svg:d="M13192 4303l-4 6305" svg:viewBox="0 0 5 6306">
          <text:p/>
        </draw:connector>
        <draw:frame draw:style-name="gr24" draw:text-style-name="P1" draw:layer="layout" svg:width="1.999cm" svg:height="0.999cm" svg:x="6.681cm" svg:y="16.2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13" draw:layer="layout" svg:width="1.524cm" svg:height="1.143cm" svg:x="12.457cm" svg:y="2.09cm">
          <draw:text-box>
            <text:p>x_0</text:p>
          </draw:text-box>
        </draw:frame>
        <draw:frame draw:style-name="gr27" draw:text-style-name="P13" draw:layer="layout" svg:width="1.861cm" svg:height="1.015cm" svg:x="15.121cm" svg:y="11.355cm">
          <draw:text-box>
            <text:p>x_T</text:p>
          </draw:text-box>
        </draw:frame>
        <draw:frame draw:style-name="gr30" draw:text-style-name="P13" draw:layer="layout" svg:width="4.293cm" svg:height="1.022cm" svg:x="11.058cm" svg:y="13.573cm">
          <draw:text-box>
            <text:p>ResNet, etc.</text:p>
          </draw:text-box>
        </draw:frame>
        <draw:frame draw:style-name="gr31" draw:text-style-name="P13" draw:layer="layout" svg:width="5.69cm" svg:height="1.016cm" svg:x="19.313cm" svg:y="13.827cm">
          <draw:text-box>
            <text:p>CSPResNet, et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adc5e7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3-16T16:03:59.442425488</dc:date>
    <meta:editing-duration>PT11H15M14S</meta:editing-duration>
    <meta:editing-cycles>14</meta:editing-cycles>
    <meta:generator>LibreOffice/6.0.7.3$Linux_X86_64 LibreOffice_project/00m0$Build-3</meta:generator>
    <meta:document-statistic meta:object-count="70"/>
  </office:meta>
</office:document-meta>
</file>

<file path=Object 11/content.xml><?xml version="1.0" encoding="utf-8"?>
<math xmlns="http://www.w3.org/1998/Math/MathML" display="block"/>
</file>

<file path=Object 9/content.xml><?xml version="1.0" encoding="utf-8"?>
<math xmlns="http://www.w3.org/1998/Math/MathML" display="block"/>
</file>